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emptiveLoader.add( IncludeCacheStorageProxy proxy , String uri , long expi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eemptiveLoa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emptiveLoad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emptiveLoader.process( SourceResolver resolver , Log log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reemptiveLoader.process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